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f3f3f3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000000" draw:stroke-linejoin="round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3.534cm" fo:padding-top="0.106cm" fo:padding-bottom="0.106cm" fo:padding-left="0.106cm" fo:padding-right="0.106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2.7000007629395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6.7000007629395pt"/>
    </style:style>
    <style:style style:name="P10" style:family="paragraph">
      <style:paragraph-properties fo:margin-left="1.05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6.7000007629395pt" fo:letter-spacing="normal" fo:font-style="normal" style:text-underline-style="none" fo:font-weight="normal" style:font-name-asian="Arial1" style:font-size-asian="26.7000007629395pt" style:font-style-asian="normal" style:font-weight-asian="normal" style:font-name-complex="Arial1" style:font-size-complex="26.700000762939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2.7000007629395pt" fo:letter-spacing="normal" fo:font-style="normal" style:text-underline-style="none" fo:font-weight="normal" style:font-name-asian="Arial1" style:font-size-asian="42.7000007629395pt" style:font-style-asian="normal" style:font-weight-asian="normal" style:font-name-complex="Arial1" style:font-size-complex="42.700000762939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3.7999992370605pt" fo:letter-spacing="normal" fo:font-style="normal" style:text-underline-style="none" fo:font-weight="normal" style:font-name-asian="Arial1" style:font-size-asian="23.7999992370605pt" style:font-style-asian="normal" style:font-weight-asian="normal" style:font-name-complex="Arial1" style:font-size-complex="23.799999237060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6.7999992370605pt" fo:letter-spacing="normal" fo:font-style="normal" style:text-underline-style="none" fo:font-weight="normal" style:font-name-asian="Arial1" style:font-size-asian="26.7999992370605pt" style:font-style-asian="normal" style:font-weight-asian="normal" style:font-name-complex="Arial1" style:font-size-complex="26.799999237060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9" style:family="text">
      <style:text-properties fo:font-variant="normal" fo:text-transform="none" fo:color="#0000ee" style:text-line-through-style="none" style:text-line-through-type="none" style:text-position="0% 100%" style:font-name="Arial1" fo:font-size="26.7000007629395pt" fo:letter-spacing="normal" fo:font-style="normal" style:text-underline-style="solid" style:text-underline-width="auto" style:text-underline-color="font-color" fo:font-weight="normal" style:font-name-asian="Arial1" style:font-size-asian="26.7000007629395pt" style:font-style-asian="normal" style:font-weight-asian="normal" style:font-name-complex="Arial1" style:font-size-complex="26.700000762939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0.1999998092651pt" fo:letter-spacing="normal" fo:font-style="normal" style:text-underline-style="none" fo:font-weight="normal" style:font-name-asian="Arial1" style:font-size-asian="10.1999998092651pt" style:font-style-asian="normal" style:font-weight-asian="normal" style:font-name-complex="Arial1" style:font-size-complex="10.199999809265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1.1000003814697pt" fo:letter-spacing="normal" fo:font-style="normal" style:text-underline-style="none" fo:font-weight="normal" style:font-name-asian="Arial1" style:font-size-asian="11.1000003814697pt" style:font-style-asian="normal" style:font-weight-asian="normal" style:font-name-complex="Arial1" style:font-size-complex="11.1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8cm" text:min-label-width="0.6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8cm" text:min-label-width="0.61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54cm" text:min-label-width="0.5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8cm" text:min-label-width="0.61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57cm" text:min-label-width="0.5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6cm" text:min-label-width="0.612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54cm" text:min-label-width="0.5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48cm" text:min-label-width="0.6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8cm" text:min-label-width="0.61cm"/>
        <style:text-properties fo:font-family="Arial" style:font-family-generic="swiss" fo:color="#0000ff" fo:font-size="100%"/>
      </text:list-level-style-bullet>
      <text:list-level-style-bullet text:level="2" text:bullet-char="○">
        <style:list-level-properties text:space-before="1.554cm" text:min-label-width="0.5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448cm" text:min-label-width="0.6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8cm" text:min-label-width="0.61cm"/>
        <style:text-properties fo:font-family="Arial" style:font-family-generic="swiss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95cm" text:min-label-width="0.5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95cm" text:min-label-width="0.5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448cm" text:min-label-width="0.61cm"/>
        <style:text-properties fo:color="#000000" fo:font-size="100%"/>
      </text:list-level-style-number>
      <text:list-level-style-bullet text:level="2" text:bullet-char="○">
        <style:list-level-properties text:space-before="1.554cm" text:min-label-width="0.5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48cm" text:min-label-width="0.61cm"/>
        <style:text-properties fo:color="#000000" fo:font-size="100%"/>
      </text:list-level-style-number>
      <text:list-level-style-bullet text:level="2" text:bullet-char="○">
        <style:list-level-properties text:space-before="1.554cm" text:min-label-width="0.56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3" presentation:style-name="pr1" draw:text-style-name="P2" draw:layer="layout" svg:width="23.353cm" svg:height="3.597cm" svg:x="2.54cm" svg:y="8.467cm" presentation:class="title" presentation:user-transformed="true">
          <draw:text-box>
            <text:p text:style-name="P1"><text:span text:style-name="T1">FPGA in HDL</text:span></text:p>
          </draw:text-box>
        </draw:frame>
        <draw:frame draw:name="Shape 24" presentation:style-name="pr2" draw:text-style-name="P3" draw:layer="layout" svg:width="18.256cm" svg:height="2.898cm" svg:x="5.065cm" svg:y="12.681cm" presentation:class="subtitle" presentation:user-transformed="true">
          <draw:text-box>
            <text:p text:style-name="P1"><text:span text:style-name="T2">programabilna logika in programski jeziki zanjo</text:span></text:p>
          </draw:text-box>
        </draw:frame>
        <draw:custom-shape draw:name="Shape 25" draw:style-name="gr1" draw:text-style-name="P4" draw:layer="layout" svg:width="14.248cm" svg:height="2.397cm" svg:x="7.031cm" svg:y="3.669cm">
          <text:p text:style-name="P1"><text:span text:style-name="T3">Iztok Jeras</text:span></text:p>
          <text:p text:style-name="P1"><text:span text:style-name="T3">iztok.jeras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rogramabilna logika" draw:style-name="dp1" draw:master-page-name="TITLE_5f_AND_5f_BODY" presentation:presentation-page-layout-name="AL2T1">
        <draw:frame draw:name="Shape 30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Programabilna logika</text:span></text:p>
          </draw:text-box>
        </draw:frame>
        <draw:frame draw:name="Shape 31" presentation:style-name="pr5" draw:text-style-name="P9" draw:layer="layout" svg:width="26.719cm" svg:height="16.409cm" svg:x="0.847cm" svg:y="3.951cm" presentation:class="outline" presentation:user-transformed="true">
          <draw:text-box>
            <text:list text:style-name="L5">
              <text:list-item>
                <text:p text:style-name="P8"><text:span text:style-name="T3">PAL (programmable array logic), GAL (generic array logic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OTP (one-time programmable), kasneje EEPROM</text:span></text:p>
                  </text:list-item>
                  <text:list-item>
                    <text:p text:style-name="P8"><text:span text:style-name="T5">do 16 registrov</text:span></text:p>
                  </text:list-item>
                  <text:list-item>
                    <text:p text:style-name="P8"><text:span text:style-name="T5">do 24 pinov</text:span></text:p>
                  </text:list-item>
                </text:list>
              </text:list-item>
              <text:list-item>
                <text:p text:style-name="P8"><text:span text:style-name="T3">CPLD (complex programmable logic device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6">Flash konfiguracij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5">od 16 do 2000 logičnih celic</text:span></text:p>
                  </text:list-item>
                  <text:list-item>
                    <text:p text:style-name="P8"><text:span text:style-name="T5">od 32 do 300 IO pinov</text:span></text:p>
                  </text:list-item>
                  <text:list-item>
                    <text:p text:style-name="P8"><text:span text:style-name="T5">do 300MHz</text:span></text:p>
                  </text:list-item>
                </text:list>
              </text:list-item>
              <text:list-item>
                <text:p text:style-name="P8"><text:span text:style-name="T3">FPGA</text:span></text:p>
                <text:list>
                  <text:list-item>
                    <text:p text:style-name="P8"><text:span text:style-name="T5">RAM konfiguracija (potreben je zunanji Flash)</text:span></text:p>
                  </text:list-item>
                  <text:list-item>
                    <text:p text:style-name="P8"><text:span text:style-name="T5">od 5k do 820k logičnih celic</text:span></text:p>
                  </text:list-item>
                  <text:list-item>
                    <text:p text:style-name="P8"><text:span text:style-name="T5">od 89 do 1,120 IO pinov</text:span></text:p>
                  </text:list-item>
                  <text:list-item>
                    <text:p text:style-name="P8"><text:span text:style-name="T5">od 100kbit do 23Mbit pomnilnika</text:span></text:p>
                  </text:list-item>
                  <text:list-item>
                    <text:p text:style-name="P8"><text:span text:style-name="T5">od 13 do 1024 množilnikov (za DSP funkcije)</text:span></text:p>
                  </text:list-item>
                  <text:list-item>
                    <text:p text:style-name="P8"><text:span text:style-name="T5">do 600MH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trojni programski jeziki&#10;HDL (hardware description language)" draw:style-name="dp1" draw:master-page-name="TITLE_5f_AND_5f_BODY" presentation:presentation-page-layout-name="AL2T1">
        <draw:frame draw:name="Shape 36" presentation:style-name="pr4" draw:text-style-name="P7" draw:layer="layout" svg:width="26.719cm" svg:height="3.043cm" svg:x="0.845cm" svg:y="0.845cm" presentation:class="title" presentation:user-transformed="true">
          <draw:text-box>
            <text:p text:style-name="P6"><text:span text:style-name="T4">Strojni programski jeziki</text:span><text:span text:style-name="T4"><text:line-break/></text:span><text:span text:style-name="T3">HDL (hardware description language)</text:span></text:p>
          </draw:text-box>
        </draw:frame>
        <draw:frame draw:name="Shape 37" presentation:style-name="pr5" draw:text-style-name="P9" draw:layer="layout" svg:width="26.719cm" svg:height="15.44cm" svg:x="0.845cm" svg:y="5.068cm" presentation:class="outline" presentation:user-transformed="true">
          <draw:text-box>
            <text:list text:style-name="L5">
              <text:list-item>
                <text:p text:style-name="P8"><text:span text:style-name="T3">PALASM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omogoča zapis logičnih operacij</text:span></text:p>
                  </text:list-item>
                  <text:list-item>
                    <text:p text:style-name="P8"><text:span text:style-name="T5">ne pozna bitnih vektorjev</text:span></text:p>
                  </text:list-item>
                </text:list>
              </text:list-item>
              <text:list-item>
                <text:p text:style-name="P8"><text:span text:style-name="T3">Abel, AHDL</text:span></text:p>
                <text:list>
                  <text:list-item>
                    <text:p text:style-name="P8"><text:span text:style-name="T5">nizko nivojski jeziki</text:span></text:p>
                  </text:list-item>
                  <text:list-item>
                    <text:p text:style-name="P8"><text:span text:style-name="T5">pozna vektorje, matematične operacije (seštevanje)</text:span></text:p>
                  </text:list-item>
                  <text:list-item>
                    <text:p text:style-name="P8"><text:span text:style-name="T5">hierarhična zgradba</text:span></text:p>
                  </text:list-item>
                  <text:list-item>
                    <text:p text:style-name="P8"><text:span text:style-name="T5">ne pozna časovne komponente, register je "blackbox"</text:span></text:p>
                  </text:list-item>
                </text:list>
              </text:list-item>
              <text:list-item>
                <text:p text:style-name="P8"><text:span text:style-name="T3">Verilog, VHDL</text:span></text:p>
                <text:list>
                  <text:list-item>
                    <text:p text:style-name="P8"><text:span text:style-name="T5">jezik za simulacije</text:span></text:p>
                  </text:list-item>
                  <text:list-item>
                    <text:p text:style-name="P8"><text:span text:style-name="T5">konstrukti za modeliranje časovnih zakasnitev in dogodkov</text:span></text:p>
                  </text:list-item>
                  <text:list-item>
                    <text:p text:style-name="P8"><text:span text:style-name="T5">splošnost, le del konstruktov je možno dejansko implementirati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7">SystemVerilog, SystemC</text:span></text:p>
                <text:list>
                  <text:list-item>
                    <text:p text:style-name="P8"><text:span text:style-name="T5">objektni jezik</text:span></text:p>
                  </text:list-item>
                  <text:list-item>
                    <text:p text:style-name="P8"><text:span text:style-name="T5">boljši vmesnik do programskih jeziko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3" draw:style-name="gr2" draw:layer="layout" svg:width="14.111cm" svg:height="10.582cm" svg:x="3.528cm" svg:y="2.117cm" draw:page-number="3" presentation:class="page"/>
          <draw:frame draw:name="Shape 34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plikacije" draw:style-name="dp1" draw:master-page-name="TITLE_5f_AND_5f_BODY" presentation:presentation-page-layout-name="AL2T1">
        <draw:frame draw:name="Shape 42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Aplikacije</text:span></text:p>
          </draw:text-box>
        </draw:frame>
        <draw:frame draw:name="Shape 43" presentation:style-name="pr5" draw:text-style-name="P9" draw:layer="layout" svg:width="26.667cm" svg:height="16.806cm" svg:x="0.847cm" svg:y="3.669cm" presentation:class="outline" presentation:user-transformed="true">
          <draw:text-box>
            <text:list text:style-name="L5">
              <text:list-item>
                <text:p text:style-name="P8"><text:span text:style-name="T3">vezna logika (glue logic)</text:span></text:p>
              </text:list-item>
              <text:list-item>
                <text:p text:style-name="P8"><text:span text:style-name="T3">specializirana periferija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nestandardni (proprietary) vmesniki</text:span></text:p>
                  </text:list-item>
                  <text:list-item>
                    <text:p text:style-name="P8"><text:span text:style-name="T5">kombinacija funkcionalnosti več manjših vezij v enem</text:span></text:p>
                  </text:list-item>
                </text:list>
              </text:list-item>
              <text:list-item>
                <text:p text:style-name="P8"><text:span text:style-name="T3">DSP (digital signal processing), SDR (SW defined radio)</text:span></text:p>
                <text:list>
                  <text:list-item>
                    <text:p text:style-name="P8"><text:span text:style-name="T5">omogoča veliko večjo hitrost in manjšo porabo kakor procesorji</text:span></text:p>
                  </text:list-item>
                  <text:list-item>
                    <text:p text:style-name="P8"><text:span text:style-name="T5">UMTS antenski stolpi</text:span></text:p>
                  </text:list-item>
                </text:list>
              </text:list-item>
              <text:list-item>
                <text:p text:style-name="P8"><text:span text:style-name="T3">SoC (system on chip)</text:span></text:p>
                <text:list>
                  <text:list-item>
                    <text:p text:style-name="P8"><text:span text:style-name="T5">procesor (ARM, 8051, AVR, Nios II, OpenRisc)</text:span></text:p>
                  </text:list-item>
                  <text:list-item>
                    <text:p text:style-name="P8"><text:span text:style-name="T5">pomnilniški vmesniki (SRAM, SDRAM, DDR)</text:span></text:p>
                  </text:list-item>
                  <text:list-item>
                    <text:p text:style-name="P8"><text:span text:style-name="T5">komunikacijski vmesniki (PCI, PCI Express, UART, SPI, GPIO, USB, Ethernet)</text:span></text:p>
                  </text:list-item>
                </text:list>
              </text:list-item>
              <text:list-item>
                <text:p text:style-name="P8"><text:span text:style-name="T3">ASIC prototipi</text:span></text:p>
                <text:list>
                  <text:list-item>
                    <text:p text:style-name="P8"><text:span text:style-name="T5">strojno in programsko opremo je možno predhodno testirati na FPGA, funkcionalnost je običajno omeje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39" draw:style-name="gr2" draw:layer="layout" svg:width="14.111cm" svg:height="10.582cm" svg:x="3.528cm" svg:y="2.117cm" draw:page-number="4" presentation:class="page"/>
          <draw:frame draw:name="Shape 40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eriferija" draw:style-name="dp1" draw:master-page-name="TITLE_5f_AND_5f_BODY" presentation:presentation-page-layout-name="AL2T1">
        <draw:frame draw:name="Shape 48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Periferija</text:span></text:p>
          </draw:text-box>
        </draw:frame>
        <draw:frame draw:name="Shape 49" presentation:style-name="pr5" draw:text-style-name="P9" draw:layer="layout" svg:width="26.598cm" svg:height="8.326cm" svg:x="0.847cm" svg:y="3.903cm" presentation:class="outline" presentation:user-transformed="true">
          <draw:text-box>
            <text:list text:style-name="L5">
              <text:list-item>
                <text:p text:style-name="P8"><text:span text:style-name="T3">komunikacija z nestandardnimi, zastarelimi vmesniki</text:span></text:p>
              </text:list-item>
              <text:list-item>
                <text:p text:style-name="P8"><text:span text:style-name="T3">krmiljenje v realnem času</text:span></text:p>
              </text:list-item>
            </text:list>
            <text:p text:style-name="P10"><text:span text:style-name="T5">s programsko opremo ni možno zagotoviti potrebnih odzivnih časov</text:span></text:p>
            <text:list text:continue-numbering="true" text:style-name="L5">
              <text:list-item>
                <text:p text:style-name="P6"><text:span text:style-name="T3">zahtevna sinhronizacija</text:span></text:p>
              </text:list-item>
            </text:list>
            <text:p text:style-name="P10"><text:span text:style-name="T5">programska oprema ne omogoča zahtevane časovne natančnosti</text:span></text:p>
            <text:list text:continue-numbering="true" text:style-name="L5">
              <text:list-item>
                <text:p text:style-name="P6"><text:span text:style-name="T3">potreba po velikem številu IO signalov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g draw:name="Shape 50">
          <draw:custom-shape draw:name="Shape 51" draw:style-name="gr3" draw:text-style-name="P11" draw:layer="layout" svg:width="2.743cm" svg:height="0.783cm" svg:x="7.143cm" svg:y="17.967cm">
            <text:p text:style-name="P6"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52" draw:style-name="gr4" draw:text-style-name="P11" draw:layer="layout" svg:width="7.838cm" svg:height="6.663cm" svg:x="10.279cm" svg:y="13.655cm">
            <text:p text:style-name="P6"><text:span text:style-name="T8">FPGA ali CPLD</text:span></text:p>
            <draw:enhanced-geometry draw:mirror-horizontal="false" draw:mirror-vertical="false" draw:text-areas="?f5 ?f5 ?f6 ?f7" svg:viewBox="0 0 0 0" draw:type="ooxml-roundRect" draw:modifiers="585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3" draw:style-name="gr5" draw:text-style-name="P12" draw:layer="layout" svg:width="2.351cm" svg:height="1.175cm" svg:x="10.671cm" svg:y="15.419cm">
            <text:p text:style-name="P1"><text:span text:style-name="T8">USB</text:span></text:p>
            <draw:enhanced-geometry draw:mirror-horizontal="false" draw:mirror-vertical="false" draw:text-areas="?f5 ?f5 ?f6 ?f7" svg:viewBox="0 0 0 0" draw:type="ooxml-roundRect" draw:modifiers="2083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4" draw:style-name="gr5" draw:text-style-name="P12" draw:layer="layout" svg:width="2.351cm" svg:height="1.175cm" svg:x="10.671cm" svg:y="17.771cm">
            <text:p text:style-name="P1"><text:span text:style-name="T8">UART</text:span><text:span text:style-name="T8"><text:line-break/></text:span><text:span text:style-name="T8">RS23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5" draw:style-name="gr5" draw:text-style-name="P12" draw:layer="layout" svg:width="2.351cm" svg:height="1.175cm" svg:x="15.374cm" svg:y="14.047cm">
            <text:p text:style-name="P1"><text:span text:style-name="T8">GPI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6" draw:style-name="gr5" draw:text-style-name="P12" draw:layer="layout" svg:width="2.351cm" svg:height="1.175cm" svg:x="15.374cm" svg:y="18.751cm">
            <text:p text:style-name="P1"><text:span text:style-name="T8">PWM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7" draw:style-name="gr3" draw:text-style-name="P11" draw:layer="layout" svg:width="2.743cm" svg:height="0.783cm" svg:x="7.143cm" svg:y="15.615cm">
            <text:p text:style-name="P6"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58" draw:style-name="gr5" draw:text-style-name="P12" draw:layer="layout" svg:width="2.351cm" svg:height="1.175cm" svg:x="15.374cm" svg:y="17.183cm">
            <text:p text:style-name="P1"><text:span text:style-name="T8">GPI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59" draw:style-name="gr5" draw:text-style-name="P12" draw:layer="layout" svg:width="2.351cm" svg:height="1.175cm" svg:x="15.374cm" svg:y="15.615cm">
            <text:p text:style-name="P1"><text:span text:style-name="T8">GPI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0" draw:style-name="gr3" draw:text-style-name="P11" draw:layer="layout" svg:width="2.743cm" svg:height="0.783cm" svg:x="18.51cm" svg:y="14.243cm">
            <text:p text:style-name="P6"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61" draw:style-name="gr3" draw:text-style-name="P11" draw:layer="layout" svg:width="2.743cm" svg:height="0.783cm" svg:x="18.51cm" svg:y="15.811cm">
            <text:p text:style-name="P6"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62" draw:style-name="gr3" draw:text-style-name="P11" draw:layer="layout" svg:width="2.743cm" svg:height="0.783cm" svg:x="18.51cm" svg:y="17.379cm">
            <text:p text:style-name="P6"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63" draw:style-name="gr3" draw:text-style-name="P11" draw:layer="layout" svg:width="2.743cm" svg:height="0.783cm" svg:x="18.51cm" svg:y="18.947cm">
            <text:p text:style-name="P6"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64" draw:style-name="gr6" draw:text-style-name="P4" draw:layer="layout" svg:width="5.879cm" svg:height="0.783cm" svg:x="0.871cm" svg:y="12.48cm">
            <text:p text:style-name="P1"><text:span text:style-name="T8">standardni vmesnik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5" draw:style-name="gr6" draw:text-style-name="P4" draw:layer="layout" svg:width="5.879cm" svg:height="0.783cm" svg:x="21.646cm" svg:y="12.871cm">
            <text:p text:style-name="P1"><text:span text:style-name="T8">nestandardne napra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6" draw:style-name="gr7" draw:text-style-name="P11" draw:layer="layout" svg:width="5.879cm" svg:height="6.663cm" svg:x="0.871cm" svg:y="13.655cm">
            <text:p text:style-name="P1"><text:span text:style-name="T8">PC</text:span><text:span text:style-name="T8"><text:line-break/></text:span><text:span text:style-name="T8">embeded controller</text:span><text:span text:style-name="T8"><text:line-break/></text:span><text:span text:style-name="T8">...</text:span></text:p>
            <draw:enhanced-geometry draw:mirror-horizontal="false" draw:mirror-vertical="false" draw:text-areas="?f5 ?f5 ?f6 ?f7" svg:viewBox="0 0 0 0" draw:type="ooxml-roundRect" draw:modifiers="585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7" draw:style-name="gr7" draw:text-style-name="P11" draw:layer="layout" svg:width="5.879cm" svg:height="1.175cm" svg:x="21.646cm" svg:y="14.047cm">
            <text:p text:style-name="P1"><text:span text:style-name="T8">64 x LED indikator</text:span></text:p>
            <draw:enhanced-geometry draw:mirror-horizontal="false" draw:mirror-vertical="false" draw:text-areas="?f5 ?f5 ?f6 ?f7" svg:viewBox="0 0 0 0" draw:type="ooxml-roundRect" draw:modifiers="1458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8" draw:style-name="gr7" draw:text-style-name="P11" draw:layer="layout" svg:width="5.879cm" svg:height="1.175cm" svg:x="21.646cm" svg:y="15.615cm">
            <text:p text:style-name="P1"><text:span text:style-name="T8">8 x 7seg LED prikazovalnik</text:span></text:p>
            <draw:enhanced-geometry draw:mirror-horizontal="false" draw:mirror-vertical="false" draw:text-areas="?f5 ?f5 ?f6 ?f7" svg:viewBox="0 0 0 0" draw:type="ooxml-roundRect" draw:modifiers="1458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69" draw:style-name="gr7" draw:text-style-name="P11" draw:layer="layout" svg:width="5.879cm" svg:height="1.175cm" svg:x="21.646cm" svg:y="18.751cm">
            <text:p text:style-name="P1"><text:span text:style-name="T8">koračni motor</text:span></text:p>
            <draw:enhanced-geometry draw:mirror-horizontal="false" draw:mirror-vertical="false" draw:text-areas="?f5 ?f5 ?f6 ?f7" svg:viewBox="0 0 0 0" draw:type="ooxml-roundRect" draw:modifiers="1458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70" draw:style-name="gr7" draw:text-style-name="P11" draw:layer="layout" svg:width="5.879cm" svg:height="1.175cm" svg:x="21.646cm" svg:y="17.183cm">
            <text:p text:style-name="P1"><text:span text:style-name="T8">2x40 dot-matrix LCD</text:span></text:p>
            <draw:enhanced-geometry draw:mirror-horizontal="false" draw:mirror-vertical="false" draw:text-areas="?f5 ?f5 ?f6 ?f7" svg:viewBox="0 0 0 0" draw:type="ooxml-roundRect" draw:modifiers="1458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name="Shape 45" draw:style-name="gr2" draw:layer="layout" svg:width="14.111cm" svg:height="10.582cm" svg:x="3.528cm" svg:y="2.117cm" draw:page-number="5" presentation:class="page"/>
          <draw:frame draw:name="Shape 46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DSP" draw:style-name="dp1" draw:master-page-name="TITLE_5f_AND_5f_BODY" presentation:presentation-page-layout-name="AL2T1">
        <draw:frame draw:name="Shape 75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DSP</text:span></text:p>
          </draw:text-box>
        </draw:frame>
        <draw:frame draw:name="Shape 76" presentation:style-name="pr5" draw:text-style-name="P9" draw:layer="layout" svg:width="26.77cm" svg:height="9.342cm" svg:x="0.847cm" svg:y="3.652cm" presentation:class="outline" presentation:user-transformed="true">
          <draw:text-box>
            <text:list text:style-name="L5">
              <text:list-item>
                <text:p text:style-name="P8"><text:span text:style-name="T3">pretočni protokoli (I2S, ...)</text:span></text:p>
              </text:list-item>
              <text:list-item>
                <text:p text:style-name="P8"><text:span text:style-name="T3">procesiranje signalov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zvoka (digitalno fitriranje, MP3, ...)</text:span></text:p>
                  </text:list-item>
                  <text:list-item>
                    <text:p text:style-name="P8"><text:span text:style-name="T5">slike (jpeg, skaliranje, ...)</text:span></text:p>
                  </text:list-item>
                  <text:list-item>
                    <text:p text:style-name="P8"><text:span text:style-name="T5">video (h264, ...)</text:span></text:p>
                  </text:list-item>
                  <text:list-item>
                    <text:p text:style-name="P8"><text:span text:style-name="T5">radijskih signalov (CIC, FIR, IIR, mešalnik, CORDIC, FFT, ...)</text:span></text:p>
                  </text:list-item>
                  <text:list-item>
                    <text:p text:style-name="P8"><text:span text:style-name="T5">podatkov (Viterbi, AES enkripcija, ...)</text:span></text:p>
                  </text:list-item>
                </text:list>
              </text:list-item>
            </text:list>
            <text:list text:style-name="L10">
              <text:list-item>
                <text:p text:style-name="P8"><text:span text:style-name="T9"><text:a xlink:href="http://www.altera.com/products/software/products/dsp/dsp-builder.html" xlink:type="simple">integracija</text:a></text:span><text:span text:style-name="T3"> z Mathlab in grafičnim okoljem Simulink</text:span></text:p>
              </text:list-item>
            </text:list>
          </draw:text-box>
        </draw:frame>
        <draw:g draw:name="Shape 77">
          <draw:custom-shape draw:name="Shape 78" draw:style-name="gr3" draw:text-style-name="P11" draw:layer="layout" svg:width="12.15cm" svg:height="4.311cm" svg:x="8.946cm" svg:y="15.547cm">
            <text:p text:style-name="P6"/>
            <draw:enhanced-geometry draw:mirror-horizontal="false" draw:mirror-vertical="false" draw:text-areas="?f5 ?f5 ?f6 ?f7" svg:viewBox="0 0 0 0" draw:type="ooxml-roundRect" draw:modifiers="965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79" draw:style-name="gr5" draw:text-style-name="P12" draw:layer="layout" svg:width="1.959cm" svg:height="1.175cm" svg:x="14.042cm" svg:y="15.939cm">
            <text:p text:style-name="P1"><text:span text:style-name="T8">CIC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0" draw:style-name="gr5" draw:text-style-name="P12" draw:layer="layout" svg:width="1.959cm" svg:height="1.175cm" svg:x="14.042cm" svg:y="18.29cm">
            <text:p text:style-name="P1"><text:span text:style-name="T8">CIC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1" draw:style-name="gr5" draw:text-style-name="P12" draw:layer="layout" svg:width="1.959cm" svg:height="1.175cm" svg:x="16.785cm" svg:y="15.939cm">
            <text:p text:style-name="P1"><text:span text:style-name="T8">FI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2" draw:style-name="gr5" draw:text-style-name="P12" draw:layer="layout" svg:width="1.959cm" svg:height="1.175cm" svg:x="16.785cm" svg:y="18.29cm">
            <text:p text:style-name="P1"><text:span text:style-name="T8">FI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83" draw:style-name="gr8" draw:text-style-name="P13" draw:layer="layout" svg:width="0.783cm" svg:height="0.001cm" svg:x="16.001cm" svg:y="16.5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4" draw:style-name="gr8" draw:text-style-name="P13" draw:layer="layout" svg:width="0.783cm" svg:height="0.001cm" svg:x="16.001cm" svg:y="18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5" draw:style-name="gr8" draw:text-style-name="P13" draw:layer="layout" svg:width="0.783cm" svg:height="0.001cm" svg:x="13.258cm" svg:y="16.5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6" draw:style-name="gr8" draw:text-style-name="P13" draw:layer="layout" svg:width="0.783cm" svg:height="0.001cm" svg:x="13.258cm" svg:y="18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87" draw:style-name="gr9" draw:text-style-name="P12" draw:layer="layout" svg:width="1.175cm" svg:height="1.175cm" svg:x="12.082cm" svg:y="15.939cm">
            <text:p text:style-name="P6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8" draw:style-name="gr9" draw:text-style-name="P12" draw:layer="layout" svg:width="1.175cm" svg:height="1.175cm" svg:x="12.082cm" svg:y="18.29cm">
            <text:p text:style-name="P6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89" draw:style-name="gr8" draw:text-style-name="P13" draw:layer="layout" svg:width="0.001cm" svg:height="0.587cm" svg:x="12.67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0" draw:style-name="gr8" draw:text-style-name="P13" draw:layer="layout" svg:width="0.001cm" svg:height="0.587cm" draw:transform="rotate (-3.14159265358979) translate (12.67cm 17.70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1" draw:style-name="gr5" draw:text-style-name="P12" draw:layer="layout" svg:width="1.959cm" svg:height="1.175cm" svg:x="9.338cm" svg:y="15.939cm">
            <text:p text:style-name="P1"><text:span text:style-name="T8">C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2" draw:style-name="gr5" draw:text-style-name="P12" draw:layer="layout" svg:width="1.959cm" svg:height="1.175cm" svg:x="9.338cm" svg:y="18.29cm">
            <text:p text:style-name="P1"><text:span text:style-name="T8">SI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93" draw:style-name="gr8" draw:text-style-name="P13" draw:layer="layout" svg:width="0.783cm" svg:height="0.001cm" svg:x="11.298cm" svg:y="16.5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4" draw:style-name="gr8" draw:text-style-name="P13" draw:layer="layout" svg:width="0.783cm" svg:height="0.001cm" svg:x="11.298cm" svg:y="18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5" draw:style-name="gr9" draw:text-style-name="P12" draw:layer="layout" svg:width="1.175cm" svg:height="1.175cm" svg:x="19.529cm" svg:y="17.115cm">
            <text:p text:style-name="P6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96" draw:style-name="gr8" draw:text-style-name="P13" draw:layer="layout" svg:width="0.001cm" svg:height="0.587cm" svg:x="20.117cm" svg:y="16.5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7" draw:style-name="gr8" draw:text-style-name="P13" draw:layer="layout" svg:width="0.001cm" svg:height="0.587cm" draw:transform="rotate (-3.14159265358979) translate (20.117cm 18.87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8" draw:style-name="gr10" draw:text-style-name="P13" draw:layer="layout" svg:width="1.371cm" svg:height="0.001cm" svg:x="18.745cm" svg:y="18.8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99" draw:style-name="gr10" draw:text-style-name="P13" draw:layer="layout" svg:width="1.371cm" svg:height="0.001cm" svg:x="18.745cm" svg:y="16.5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0" draw:style-name="gr10" draw:text-style-name="P13" draw:layer="layout" svg:width="0.001cm" svg:height="1.763cm" svg:x="2.674cm" svg:y="15.9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1" draw:style-name="gr10" draw:text-style-name="P13" draw:layer="layout" svg:width="0.783cm" svg:height="0.001cm" svg:x="2.674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2" draw:style-name="gr10" draw:text-style-name="P13" draw:layer="layout" svg:width="0.391cm" svg:height="0.783cm" svg:x="2.282cm" svg:y="15.9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3" draw:style-name="gr10" draw:text-style-name="P13" draw:layer="layout" svg:width="0.391cm" svg:height="0.783cm" svg:x="2.672cm" svg:y="15.93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4" draw:style-name="gr7" draw:text-style-name="P11" draw:layer="layout" svg:width="1.959cm" svg:height="1.175cm" svg:x="3.458cm" svg:y="17.115cm">
            <text:p text:style-name="P1"><text:span text:style-name="T8">RF filt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5" draw:style-name="gr7" draw:text-style-name="P11" draw:layer="layout" svg:width="1.959cm" svg:height="1.175cm" svg:x="6.202cm" svg:y="17.115cm">
            <text:p text:style-name="P1"><text:span text:style-name="T8">radio 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6" draw:style-name="gr10" draw:text-style-name="P13" draw:layer="layout" svg:width="0.783cm" svg:height="0.783cm" svg:x="12.278cm" svg:y="16.1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7" draw:style-name="gr10" draw:text-style-name="P13" draw:layer="layout" svg:width="0.783cm" svg:height="0.783cm" svg:x="12.276cm" svg:y="16.13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8" draw:style-name="gr10" draw:text-style-name="P13" draw:layer="layout" svg:width="0.783cm" svg:height="0.783cm" svg:x="12.278cm" svg:y="18.4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9" draw:style-name="gr10" draw:text-style-name="P13" draw:layer="layout" svg:width="0.783cm" svg:height="0.783cm" svg:x="12.276cm" svg:y="18.48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10" draw:style-name="gr10" draw:text-style-name="P13" draw:layer="layout" svg:width="0.391cm" svg:height="0.001cm" svg:x="19.921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1" draw:style-name="gr10" draw:text-style-name="P13" draw:layer="layout" svg:width="0.001cm" svg:height="0.391cm" svg:x="20.117cm" svg:y="17.5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2" draw:style-name="gr8" draw:text-style-name="P13" draw:layer="layout" svg:width="0.783cm" svg:height="0.001cm" svg:x="5.418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3" draw:style-name="gr10" draw:text-style-name="P13" draw:layer="layout" svg:width="4.507cm" svg:height="0.001cm" svg:x="8.162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4" draw:style-name="gr7" draw:text-style-name="P11" draw:layer="layout" svg:width="1.959cm" svg:height="1.175cm" svg:x="21.881cm" svg:y="17.115cm">
            <text:p text:style-name="P1"><text:span text:style-name="T8">audio D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5" draw:style-name="gr8" draw:text-style-name="P13" draw:layer="layout" svg:width="1.175cm" svg:height="0.001cm" svg:x="20.705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6" draw:style-name="gr3" draw:text-style-name="P11" draw:layer="layout" svg:width="0.783cm" svg:height="1.175cm" svg:x="24.625cm" svg:y="17.115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7" draw:style-name="gr3" draw:text-style-name="P11" draw:layer="layout" svg:width="1.959cm" svg:height="0.783cm" draw:transform="rotate (1.5707963267949) translate (25.409cm 18.682cm)">
            <text:p text:style-name="P6"/>
            <draw:enhanced-geometry draw:mirror-horizontal="false" draw:mirror-vertical="false" draw:text-areas="?f8 ?f10 ?f11 ?f14" svg:viewBox="0 0 0 0" draw:type="ooxml-trapezoid" draw:modifiers="49999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Shape 118" draw:style-name="gr8" draw:text-style-name="P13" draw:layer="layout" svg:width="0.783cm" svg:height="0.001cm" svg:x="23.841cm" svg:y="17.7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19" draw:style-name="gr6" draw:text-style-name="P4" draw:layer="layout" svg:width="12.15cm" svg:height="1.175cm" svg:x="8.946cm" svg:y="13.587cm">
            <text:p text:style-name="P1"><text:span text:style-name="T8">AM radijski sprejemni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72" draw:style-name="gr2" draw:layer="layout" svg:width="14.111cm" svg:height="10.582cm" svg:x="3.528cm" svg:y="2.117cm" draw:page-number="6" presentation:class="page"/>
          <draw:frame draw:name="Shape 73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oC" draw:style-name="dp1" draw:master-page-name="TITLE_5f_AND_5f_BODY" presentation:presentation-page-layout-name="AL2T1">
        <draw:frame draw:name="Shape 124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SoC</text:span></text:p>
          </draw:text-box>
        </draw:frame>
        <draw:frame draw:name="Shape 125" presentation:style-name="pr5" draw:text-style-name="P9" draw:layer="layout" svg:width="26.667cm" svg:height="6.273cm" svg:x="0.847cm" svg:y="3.602cm" presentation:class="outline" presentation:user-transformed="true">
          <draw:text-box>
            <text:list text:style-name="L5">
              <text:list-item>
                <text:p text:style-name="P8"><text:span text:style-name="T3">CPU + pomnilniški krmilnik + periferija + ...</text:span></text:p>
              </text:list-item>
              <text:list-item>
                <text:p text:style-name="P8"><text:span text:style-name="T3">na trgu je bogata izbira plačljivih in odprtokodnih komponent</text:span></text:p>
              </text:list-item>
              <text:list-item>
                <text:p text:style-name="P8"><text:span text:style-name="T3">obstajajo grafična okolja za gradnjo SoC sistema, znanje HDL ni nujno potrebno</text:span></text:p>
              </text:list-item>
            </text:list>
          </draw:text-box>
        </draw:frame>
        <draw:g draw:name="Shape 126">
          <draw:custom-shape draw:name="Shape 127" draw:style-name="gr9" draw:text-style-name="P12" draw:layer="layout" svg:width="24.301cm" svg:height="7.055cm" svg:x="2cm" svg:y="10.467cm">
            <text:p text:style-name="P6"/>
            <draw:enhanced-geometry draw:mirror-horizontal="false" draw:mirror-vertical="false" draw:text-areas="?f5 ?f5 ?f6 ?f7" svg:viewBox="0 0 0 0" draw:type="ooxml-roundRect" draw:modifiers="590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8" draw:style-name="gr7" draw:text-style-name="P11" draw:layer="layout" svg:width="1.959cm" svg:height="1.959cm" svg:x="10.232cm" svg:y="15.17cm">
            <text:p text:style-name="P1"><text:span text:style-name="T8">UAR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9" draw:style-name="gr7" draw:text-style-name="P11" draw:layer="layout" svg:width="1.959cm" svg:height="1.959cm" svg:x="12.975cm" svg:y="15.17cm">
            <text:p text:style-name="P1"><text:span text:style-name="T8">SPI</text:span><text:span text:style-name="T8"><text:line-break/></text:span><text:span text:style-name="T8">MMC</text:span><text:span text:style-name="T8"><text:line-break/></text:span><text:span text:style-name="T8">S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0" draw:style-name="gr7" draw:text-style-name="P11" draw:layer="layout" svg:width="1.959cm" svg:height="1.959cm" svg:x="15.719cm" svg:y="15.17cm">
            <text:p text:style-name="P1"><text:span text:style-name="T8">I2C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1" draw:style-name="gr7" draw:text-style-name="P11" draw:layer="layout" svg:width="1.959cm" svg:height="1.959cm" svg:x="18.463cm" svg:y="15.17cm">
            <text:p text:style-name="P1"><text:span text:style-name="T8">1wir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2" draw:style-name="gr7" draw:text-style-name="P11" draw:layer="layout" svg:width="1.959cm" svg:height="1.959cm" svg:x="21.207cm" svg:y="15.17cm">
            <text:p text:style-name="P1"><text:span text:style-name="T8">I2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3" draw:style-name="gr5" draw:text-style-name="P12" draw:layer="layout" svg:width="1.959cm" svg:height="1.959cm" svg:x="2.392cm" svg:y="18.306cm">
            <text:p text:style-name="P1"><text:span text:style-name="T10">DDR</text:span><text:span text:style-name="T10"><text:line-break/></text:span><text:span text:style-name="T10">SDRAM</text:span><text:span text:style-name="T10"><text:line-break/></text:span><text:span text:style-name="T10">32MB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4" draw:style-name="gr7" draw:text-style-name="P11" draw:layer="layout" svg:width="1.959cm" svg:height="1.959cm" svg:x="2.392cm" svg:y="15.17cm">
            <text:p text:style-name="P1"><text:span text:style-name="T10">DDR</text:span><text:span text:style-name="T10"><text:line-break/></text:span><text:span text:style-name="T10">SDRAM</text:span><text:span text:style-name="T10"><text:line-break/></text:span><text:span text:style-name="T10">contr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5" draw:style-name="gr7" draw:text-style-name="P11" draw:layer="layout" svg:width="4.311cm" svg:height="1.959cm" svg:x="5.136cm" svg:y="15.17cm">
            <text:p text:style-name="P1"><text:span text:style-name="T8">SRAM Flash</text:span><text:span text:style-name="T8"><text:line-break/></text:span><text:span text:style-name="T8">controller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6" draw:style-name="gr5" draw:text-style-name="P12" draw:layer="layout" svg:width="1.959cm" svg:height="1.959cm" svg:x="5.136cm" svg:y="18.306cm">
            <text:p text:style-name="P1"><text:span text:style-name="T8">SRAM</text:span><text:span text:style-name="T8"><text:line-break/></text:span><text:span text:style-name="T8">2MB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7" draw:style-name="gr5" draw:text-style-name="P12" draw:layer="layout" svg:width="1.959cm" svg:height="1.959cm" svg:x="7.488cm" svg:y="18.306cm">
            <text:p text:style-name="P1"><text:span text:style-name="T8">Flash</text:span><text:span text:style-name="T8"><text:line-break/></text:span><text:span text:style-name="T8">4MB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8" draw:style-name="gr5" draw:text-style-name="P12" draw:layer="layout" svg:width="1.959cm" svg:height="1.959cm" svg:x="10.232cm" svg:y="18.306cm">
            <text:p text:style-name="P1"><text:span text:style-name="T11">RS232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39" draw:style-name="gr5" draw:text-style-name="P12" draw:layer="layout" svg:width="1.959cm" svg:height="1.959cm" svg:x="12.975cm" svg:y="18.306cm">
            <text:p text:style-name="P1"><text:span text:style-name="T8">SD</text:span><text:span text:style-name="T8"><text:line-break/></text:span><text:span text:style-name="T8">car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0" draw:style-name="gr5" draw:text-style-name="P12" draw:layer="layout" svg:width="1.959cm" svg:height="1.959cm" svg:x="18.463cm" svg:y="18.306cm">
            <text:p text:style-name="P1"><text:span text:style-name="T8">I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1" draw:style-name="gr5" draw:text-style-name="P12" draw:layer="layout" svg:width="1.959cm" svg:height="1.959cm" svg:x="21.207cm" svg:y="18.306cm">
            <text:p text:style-name="P1"><text:span text:style-name="T11">audio</text:span><text:span text:style-name="T11"><text:line-break/></text:span><text:span text:style-name="T11">AD/D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2" draw:style-name="gr7" draw:text-style-name="P11" draw:layer="layout" svg:width="1.959cm" svg:height="1.959cm" svg:x="23.951cm" svg:y="15.17cm">
            <text:p text:style-name="P1"><text:span text:style-name="T10">ethern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3" draw:style-name="gr5" draw:text-style-name="P12" draw:layer="layout" svg:width="1.959cm" svg:height="1.959cm" svg:x="23.951cm" svg:y="18.306cm">
            <text:p text:style-name="P1"><text:span text:style-name="T10">etherne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4" draw:style-name="gr7" draw:text-style-name="P11" draw:layer="layout" svg:width="23.518cm" svg:height="0.783cm" svg:x="2.392cm" svg:y="13.602cm">
            <text:p text:style-name="P1"><text:span text:style-name="T8">Wishbone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45" draw:style-name="gr10" draw:text-style-name="P13" draw:layer="layout" svg:width="0.001cm" svg:height="0.783cm" svg:x="3.372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6" draw:style-name="gr10" draw:text-style-name="P13" draw:layer="layout" svg:width="0.001cm" svg:height="0.783cm" svg:x="7.292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7" draw:style-name="gr10" draw:text-style-name="P13" draw:layer="layout" svg:width="0.001cm" svg:height="0.783cm" svg:x="11.211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8" draw:style-name="gr10" draw:text-style-name="P13" draw:layer="layout" svg:width="0.001cm" svg:height="0.783cm" svg:x="13.955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49" draw:style-name="gr10" draw:text-style-name="P13" draw:layer="layout" svg:width="0.001cm" svg:height="0.783cm" svg:x="16.699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0" draw:style-name="gr10" draw:text-style-name="P13" draw:layer="layout" svg:width="0.001cm" svg:height="0.783cm" svg:x="19.443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1" draw:style-name="gr10" draw:text-style-name="P13" draw:layer="layout" svg:width="0.001cm" svg:height="0.783cm" svg:x="22.187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2" draw:style-name="gr10" draw:text-style-name="P13" draw:layer="layout" svg:width="0.001cm" svg:height="0.783cm" svg:x="24.931cm" svg:y="14.3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3" draw:style-name="gr10" draw:text-style-name="P13" draw:layer="layout" svg:width="0.001cm" svg:height="1.175cm" svg:x="3.372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4" draw:style-name="gr10" draw:text-style-name="P13" draw:layer="layout" svg:width="0.001cm" svg:height="1.175cm" svg:x="6.116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5" draw:style-name="gr10" draw:text-style-name="P13" draw:layer="layout" svg:width="0.001cm" svg:height="1.175cm" svg:x="8.272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6" draw:style-name="gr10" draw:text-style-name="P13" draw:layer="layout" svg:width="0.001cm" svg:height="1.175cm" svg:x="11.211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7" draw:style-name="gr10" draw:text-style-name="P13" draw:layer="layout" svg:width="0.001cm" svg:height="1.175cm" svg:x="13.955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8" draw:style-name="gr10" draw:text-style-name="P13" draw:layer="layout" svg:width="0.001cm" svg:height="1.175cm" svg:x="19.443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59" draw:style-name="gr10" draw:text-style-name="P13" draw:layer="layout" svg:width="0.001cm" svg:height="1.175cm" svg:x="22.187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0" draw:style-name="gr10" draw:text-style-name="P13" draw:layer="layout" svg:width="0.001cm" svg:height="1.175cm" svg:x="24.931cm" svg:y="17.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61" draw:style-name="gr7" draw:text-style-name="P11" draw:layer="layout" svg:width="23.518cm" svg:height="1.959cm" svg:x="2.392cm" svg:y="10.859cm">
            <text:p text:style-name="P1"><text:span text:style-name="T8">OpenRisc 32bit CPU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62" draw:style-name="gr10" draw:text-style-name="P13" draw:layer="layout" svg:width="0.001cm" svg:height="0.783cm" svg:x="13.955cm" svg:y="12.818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Shape 121" draw:style-name="gr2" draw:layer="layout" svg:width="14.111cm" svg:height="10.582cm" svg:x="3.528cm" svg:y="2.117cm" draw:page-number="7" presentation:class="page"/>
          <draw:frame draw:name="Shape 122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Razvoj FPGA (ASIC) sistema" draw:style-name="dp1" draw:master-page-name="TITLE_5f_AND_5f_TWO_5f_COLUMNS" presentation:presentation-page-layout-name="AL3T3">
        <draw:frame draw:name="Shape 167" presentation:style-name="pr7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Razvoj FPGA (ASIC) sistema</text:span></text:p>
          </draw:text-box>
        </draw:frame>
        <draw:frame draw:name="Shape 168" presentation:style-name="pr8" draw:text-style-name="P9" draw:layer="layout" svg:width="14.503cm" svg:height="12.676cm" svg:x="0.847cm" svg:y="5.018cm" presentation:class="outline" presentation:user-transformed="true">
          <draw:text-box>
            <text:list text:style-name="L11">
              <text:list-item>
                <text:p text:style-name="P8"><text:span text:style-name="T3">načrtovanje (blok shema, specifikacije)</text:span></text:p>
              </text:list-item>
              <text:list-item>
                <text:p text:style-name="P8"><text:span text:style-name="T3">pisanje kode (RTL, testbench)</text:span></text:p>
              </text:list-item>
              <text:list-item>
                <text:p text:style-name="P8"><text:span text:style-name="T3">verifikacija z simulatorjem</text:span></text:p>
              </text:list-item>
              <text:list-item>
                <text:p text:style-name="P8"><text:span text:style-name="T3">testiranje v FPGA</text:span></text:p>
              </text:list-item>
              <text:list-item>
                <text:p text:style-name="P8"><text:span text:style-name="T3">optimizacija (hitrost, površina, poraba)</text:span></text:p>
              </text:list-item>
              <text:list-item>
                <text:p text:style-name="P8"><text:span text:style-name="T3">pokritost kode (code coverage)</text:span></text:p>
              </text:list-item>
              <text:list-item>
                <text:p text:style-name="P8"><text:span text:style-name="T3">končna implementacija</text:span></text:p>
              </text:list-item>
              <text:list-item>
                <text:p text:style-name="P8"><text:span text:style-name="T3">doumentacija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g draw:name="Shape 169">
          <draw:custom-shape draw:name="Shape 170" draw:style-name="gr7" draw:text-style-name="P11" draw:layer="layout" svg:width="8.622cm" svg:height="0.783cm" svg:x="18.024cm" svg:y="14.794cm">
            <text:p text:style-name="P1"><text:span text:style-name="T8">končna implementacija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1" draw:style-name="gr7" draw:text-style-name="P11" draw:layer="layout" svg:width="8.622cm" svg:height="0.783cm" svg:x="18.024cm" svg:y="6.955cm">
            <text:p text:style-name="P1"><text:span text:style-name="T8">pisanje kode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2" draw:style-name="gr7" draw:text-style-name="P11" draw:layer="layout" svg:width="8.622cm" svg:height="0.783cm" svg:x="18.024cm" svg:y="8.523cm">
            <text:p text:style-name="P1"><text:span text:style-name="T8">simulacija (posamezni bloki in celota)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3" draw:style-name="gr7" draw:text-style-name="P11" draw:layer="layout" svg:width="8.622cm" svg:height="0.783cm" svg:x="18.024cm" svg:y="10.09cm">
            <text:p text:style-name="P1"><text:span text:style-name="T8">testiranje v FPGA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4" draw:style-name="gr7" draw:text-style-name="P11" draw:layer="layout" svg:width="8.622cm" svg:height="0.783cm" svg:x="18.024cm" svg:y="13.226cm">
            <text:p text:style-name="P1"><text:span text:style-name="T8">code coverage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5" draw:style-name="gr8" draw:text-style-name="P13" draw:layer="layout" svg:width="0.001cm" svg:height="0.783cm" svg:x="22.336cm" svg:y="6.1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6" draw:style-name="gr8" draw:text-style-name="P13" draw:layer="layout" svg:width="0.001cm" svg:height="0.783cm" svg:x="22.336cm" svg:y="7.7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7" draw:style-name="gr8" draw:text-style-name="P13" draw:layer="layout" svg:width="0.001cm" svg:height="0.783cm" svg:x="22.336cm" svg:y="9.3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8" draw:style-name="gr8" draw:text-style-name="P13" draw:layer="layout" svg:width="0.001cm" svg:height="0.783cm" svg:x="22.336cm" svg:y="12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79" draw:style-name="gr8" draw:text-style-name="P13" draw:layer="layout" svg:width="0.001cm" svg:height="0.783cm" svg:x="22.336cm" svg:y="14.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0" draw:style-name="gr8" draw:text-style-name="P13" draw:layer="layout" svg:width="0.783cm" svg:height="0.001cm" svg:x="17.24cm" svg:y="7.3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1" draw:style-name="gr10" draw:text-style-name="P13" draw:layer="layout" svg:width="0.001cm" svg:height="6.271cm" svg:x="17.24cm" svg:y="7.3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2" draw:style-name="gr8" draw:text-style-name="P13" draw:layer="layout" svg:width="0.783cm" svg:height="0.001cm" draw:transform="rotate (-3.14159265358979) translate (18.024cm 8.91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3" draw:style-name="gr8" draw:text-style-name="P13" draw:layer="layout" svg:width="0.783cm" svg:height="0.001cm" draw:transform="rotate (-3.14159265358979) translate (18.024cm 10.48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4" draw:style-name="gr8" draw:text-style-name="P13" draw:layer="layout" svg:width="0.783cm" svg:height="0.001cm" draw:transform="rotate (-3.14159265358979) translate (18.024cm 13.61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5" draw:style-name="gr7" draw:text-style-name="P11" draw:layer="layout" svg:width="8.622cm" svg:height="0.783cm" svg:x="18.024cm" svg:y="5.387cm">
            <text:p text:style-name="P1"><text:span text:style-name="T8">načrtovanje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86" draw:style-name="gr7" draw:text-style-name="P11" draw:layer="layout" svg:width="8.622cm" svg:height="0.783cm" svg:x="18.024cm" svg:y="11.658cm">
            <text:p text:style-name="P1"><text:span text:style-name="T8">optimizacija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87" draw:style-name="gr8" draw:text-style-name="P13" draw:layer="layout" svg:width="0.001cm" svg:height="0.783cm" svg:x="22.336cm" svg:y="10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88" draw:style-name="gr8" draw:text-style-name="P13" draw:layer="layout" svg:width="0.783cm" svg:height="0.001cm" draw:transform="rotate (-3.14159265358979) translate (18.024cm 12.05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189" draw:style-name="gr1" draw:text-style-name="P4" draw:layer="layout" svg:width="26.338cm" svg:height="2.498cm" svg:x="0.847cm" svg:y="18.062cm">
          <text:p text:style-name="P6"><text:span text:style-name="T3">Če razvoj temelji izključno na kombiniranju že končanih modulov, je možno nekatere korake izpusti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4" draw:style-name="gr2" draw:layer="layout" svg:width="14.111cm" svg:height="10.582cm" svg:x="3.528cm" svg:y="2.117cm" draw:page-number="8" presentation:class="page"/>
          <draw:frame draw:name="Shape 165" presentation:style-name="pr9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Učna krivulja (FPGA/ASIC + Verilog)" draw:style-name="dp1" draw:master-page-name="TITLE_5f_AND_5f_TWO_5f_COLUMNS" presentation:presentation-page-layout-name="AL3T3">
        <draw:frame draw:name="Shape 194" presentation:style-name="pr7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Učna krivulja (FPGA/ASIC + Verilog)</text:span></text:p>
          </draw:text-box>
        </draw:frame>
        <draw:frame draw:name="Shape 195" presentation:style-name="pr8" draw:text-style-name="P9" draw:layer="layout" svg:width="13.251cm" svg:height="16.416cm" svg:x="0.801cm" svg:y="5.08cm" presentation:class="outline" presentation:user-transformed="true">
          <draw:text-box>
            <text:p text:style-name="P6"><text:span text:style-name="T3">osnove logičnih vezij</text:span></text:p>
            <text:p text:style-name="P6"><text:span text:style-name="T3">osnove procesorskih sistemov</text:span></text:p>
            <text:p text:style-name="P6"><text:span text:style-name="T3"/></text:p>
            <text:p text:style-name="P6"><text:span text:style-name="T3">sestavljanje RTL blokov</text:span></text:p>
            <text:p text:style-name="P6"><text:span text:style-name="T3"/></text:p>
            <text:p text:style-name="P6"><text:span text:style-name="T3">pisanje RTL kode</text:span></text:p>
            <text:p text:style-name="P6"><text:span text:style-name="T3">pisanje testbench kode</text:span></text:p>
            <text:p text:style-name="P6"><text:span text:style-name="T3"/></text:p>
            <text:p text:style-name="P6"><text:span text:style-name="T3">upoštevanje protokolov</text:span></text:p>
            <text:p text:style-name="P6"><text:span text:style-name="T3">učinkovita hierarhija</text:span></text:p>
            <text:p text:style-name="P6"><text:span text:style-name="T3"/></text:p>
            <text:p text:style-name="P6"><text:span text:style-name="T3">optimizacija RTL kode</text:span></text:p>
            <text:p text:style-name="P6"><text:span text:style-name="T3"/></text:p>
            <text:p text:style-name="P6"><text:span text:style-name="T3">vodenje razvojne skupine</text:span></text:p>
          </draw:text-box>
        </draw:frame>
        <draw:frame draw:name="Shape 196" presentation:style-name="pr8" draw:text-style-name="P9" draw:layer="layout" svg:width="12.025cm" svg:height="15.402cm" svg:x="15.499cm" svg:y="5.056cm" presentation:class="outline" presentation:user-transformed="true">
          <draw:text-box>
            <text:p text:style-name="P6"><text:span text:style-name="T3">1 leto</text:span></text:p>
            <text:p text:style-name="P6"><text:span text:style-name="T3">1 leto</text:span></text:p>
            <text:p text:style-name="P6"><text:span text:style-name="T3">+</text:span></text:p>
            <text:p text:style-name="P6"><text:span text:style-name="T3">3 mesece</text:span></text:p>
            <text:p text:style-name="P6"><text:span text:style-name="T3">+</text:span></text:p>
            <text:p text:style-name="P6"><text:span text:style-name="T3">5 mesecev</text:span></text:p>
            <text:p text:style-name="P6"><text:span text:style-name="T3">4 mesece</text:span></text:p>
            <text:p text:style-name="P6"><text:span text:style-name="T3">+</text:span></text:p>
            <text:p text:style-name="P6"><text:span text:style-name="T3">1 leto</text:span></text:p>
            <text:p text:style-name="P6"><text:span text:style-name="T3">1 leto</text:span></text:p>
            <text:p text:style-name="P6"><text:span text:style-name="T3">+</text:span></text:p>
            <text:p text:style-name="P6"><text:span text:style-name="T3">2 leti</text:span></text:p>
            <text:p text:style-name="P6"><text:span text:style-name="T3">=</text:span></text:p>
            <text:p text:style-name="P6"><text:span text:style-name="T3">2 leti faksa + 5 let dela</text:span></text:p>
          </draw:text-box>
        </draw:frame>
        <presentation:notes draw:style-name="dp2">
          <draw:page-thumbnail draw:name="Shape 191" draw:style-name="gr2" draw:layer="layout" svg:width="14.111cm" svg:height="10.582cm" svg:x="3.528cm" svg:y="2.117cm" draw:page-number="9" presentation:class="page"/>
          <draw:frame draw:name="Shape 192" presentation:style-name="pr9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lačljiv in odprtokodni IP&#10;(intellectual property)" draw:style-name="dp1" draw:master-page-name="TITLE_5f_AND_5f_TWO_5f_COLUMNS" presentation:presentation-page-layout-name="AL3T3">
        <draw:frame draw:name="Shape 201" presentation:style-name="pr7" draw:text-style-name="P7" draw:layer="layout" svg:width="26.719cm" svg:height="3.689cm" svg:x="0.845cm" svg:y="0.845cm" presentation:class="title" presentation:user-transformed="true">
          <draw:text-box>
            <text:p text:style-name="P6"><text:span text:style-name="T4">Plačljiv in odprtokodni IP</text:span><text:span text:style-name="T4"><text:line-break/></text:span><text:span text:style-name="T4">(intellectual property)</text:span></text:p>
          </draw:text-box>
        </draw:frame>
        <draw:frame draw:name="Shape 202" presentation:style-name="pr8" draw:text-style-name="P9" draw:layer="layout" svg:width="12.604cm" svg:height="15.599cm" svg:x="0.845cm" svg:y="5.073cm" presentation:class="outline" presentation:user-transformed="true">
          <draw:text-box>
            <text:p text:style-name="P6"><text:span text:style-name="T3">Plačljiv IP</text:span></text:p>
            <text:list text:style-name="L5">
              <text:list-item>
                <text:p text:style-name="P6"><text:span text:style-name="T3">bogata izbira (CPU, pomnilniški vmesniki, periferija, DSP, crypto, video, radio, ...)</text:span></text:p>
              </text:list-item>
              <text:list-item>
                <text:p text:style-name="P6"><text:span text:style-name="T3">dobra kvaliteta je zelo draga</text:span></text:p>
              </text:list-item>
              <text:list-item>
                <text:p text:style-name="P6"><text:span text:style-name="T3">večinoma brez izvorne kode in testnega okolja</text:span></text:p>
              </text:list-item>
              <text:list-item>
                <text:p text:style-name="P6"><text:span text:style-name="T3">orodja za parameterizacijo</text:span></text:p>
              </text:list-item>
              <text:list-item>
                <text:p text:style-name="P6"><text:span text:style-name="T3">zelo visoke cene</text:span></text:p>
              </text:list-item>
            </text:list>
            <text:p text:style-name="P6"><text:span text:style-name="T3"/></text:p>
            <text:p text:style-name="P6"><text:span text:style-name="T3">ARM, Xilinx, Altera</text:span></text:p>
          </draw:text-box>
        </draw:frame>
        <draw:frame draw:name="Shape 203" presentation:style-name="pr8" draw:text-style-name="P9" draw:layer="layout" svg:width="12.604cm" svg:height="15.514cm" svg:x="14.956cm" svg:y="5.073cm" presentation:class="outline" presentation:user-transformed="true">
          <draw:text-box>
            <text:p text:style-name="P6"><text:span text:style-name="T3">Odprtokodni IP</text:span></text:p>
            <text:list text:style-name="L5">
              <text:list-item>
                <text:p text:style-name="P6"><text:span text:style-name="T3">ne tako bogata izbira (CPU, pomnilniški vmesniki, periferija)</text:span></text:p>
              </text:list-item>
            </text:list>
            <text:p text:style-name="P6"><text:span text:style-name="T3"/></text:p>
            <text:list text:continue-numbering="true" text:style-name="L5">
              <text:list-item>
                <text:p text:style-name="P6"><text:span text:style-name="T3">pogosto nizka kvaliteta</text:span></text:p>
              </text:list-item>
            </text:list>
            <text:p text:style-name="P6"><text:span text:style-name="T3"/></text:p>
            <text:list text:continue-numbering="true" text:style-name="L5">
              <text:list-item>
                <text:p text:style-name="P6"><text:span text:style-name="T3">včasih manjka testno okolje</text:span></text:p>
              </text:list-item>
              <text:list-item>
                <text:p text:style-name="P6"><text:span text:style-name="T3">skromna orodja</text:span></text:p>
              </text:list-item>
            </text:list>
            <text:p text:style-name="P6"><text:span text:style-name="T3"/></text:p>
            <text:list text:continue-numbering="true" text:style-name="L5">
              <text:list-item>
                <text:p text:style-name="P6"><text:span text:style-name="T3">zastonj</text:span></text:p>
              </text:list-item>
            </text:list>
            <text:p text:style-name="P6"><text:span text:style-name="T3"/></text:p>
            <text:p text:style-name="P6"><text:span text:style-name="T9"><text:a xlink:href="http://www.opencores.org/" xlink:type="simple">OpenCores.org</text:a></text:span><text:span text:style-name="T3">, </text:span><text:span text:style-name="T9"><text:a xlink:href="http://www.gaisler.com" xlink:type="simple">gaisler.com</text:a></text:span></text:p>
          </draw:text-box>
        </draw:frame>
        <presentation:notes draw:style-name="dp2">
          <draw:page-thumbnail draw:name="Shape 198" draw:style-name="gr2" draw:layer="layout" svg:width="14.111cm" svg:height="10.582cm" svg:x="3.528cm" svg:y="2.117cm" draw:page-number="10" presentation:class="page"/>
          <draw:frame draw:name="Shape 199" presentation:style-name="pr9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Odprtokodna programska oprema" draw:style-name="dp1" draw:master-page-name="TITLE_5f_AND_5f_BODY" presentation:presentation-page-layout-name="AL2T1">
        <draw:frame draw:name="Shape 208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Odprtokodna programska oprema</text:span></text:p>
          </draw:text-box>
        </draw:frame>
        <draw:frame draw:name="Shape 209" presentation:style-name="pr5" draw:text-style-name="P9" draw:layer="layout" svg:width="26.74cm" svg:height="15.451cm" svg:x="0.847cm" svg:y="5.08cm" presentation:class="outline" presentation:user-transformed="true">
          <draw:text-box>
            <text:list text:style-name="L13">
              <text:list-item>
                <text:p text:style-name="P8"><text:span text:style-name="T9"><text:a xlink:href="http://www.icarus.com/eda/verilog/" xlink:type="simple">Icarus Verilog</text:a></text:span></text:p>
              </text:list-item>
            </text:list>
            <text:p text:style-name="P10"><text:span text:style-name="T3">Verilog simulator z dobro podporo za Verilog 2001</text:span></text:p>
            <text:list text:continue-numbering="true" text:style-name="L13">
              <text:list-item>
                <text:p text:style-name="P6"><text:span text:style-name="T9"><text:a xlink:href="http://ghdl.free.fr/" xlink:type="simple">GHDL</text:a></text:span></text:p>
              </text:list-item>
            </text:list>
            <text:p text:style-name="P10"><text:span text:style-name="T3">VGHL simulator temelji na GCC</text:span></text:p>
            <text:list text:continue-numbering="true" text:style-name="L13">
              <text:list-item>
                <text:p text:style-name="P6"><text:span text:style-name="T9"><text:a xlink:href="http://gtkwave.sourceforge.net/" xlink:type="simple">GTKWave</text:a></text:span></text:p>
              </text:list-item>
            </text:list>
            <text:p text:style-name="P10"><text:span text:style-name="T3">prikazovalnik časovnih diagramov</text:span></text:p>
            <text:list text:continue-numbering="true" text:style-name="L13">
              <text:list-item>
                <text:p text:style-name="P6"><text:span text:style-name="T9"><text:a xlink:href="http://covered.sourceforge.net/" xlink:type="simple">Covered</text:a></text:span></text:p>
              </text:list-item>
            </text:list>
            <text:p text:style-name="P10"><text:span text:style-name="T3">analizator pokritosti kode za Verilog</text:span></text:p>
            <text:list text:continue-numbering="true" text:style-name="L13">
              <text:list-item>
                <text:p text:style-name="P6"><text:span text:style-name="T9"><text:a xlink:href="http://www.veripool.org/wiki/verilator" xlink:type="simple">Verilator</text:a></text:span></text:p>
              </text:list-item>
            </text:list>
            <text:p text:style-name="P10"><text:span text:style-name="T3">zelo hiter Verilog simulator, prevaja le RTL kodo</text:span></text:p>
          </draw:text-box>
        </draw:frame>
        <presentation:notes draw:style-name="dp2">
          <draw:page-thumbnail draw:name="Shape 205" draw:style-name="gr2" draw:layer="layout" svg:width="14.111cm" svg:height="10.582cm" svg:x="3.528cm" svg:y="2.117cm" draw:page-number="11" presentation:class="page"/>
          <draw:frame draw:name="Shape 206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PLD in FPGA proizvajalci" draw:style-name="dp1" draw:master-page-name="TITLE_5f_AND_5f_BODY" presentation:presentation-page-layout-name="AL2T1">
        <draw:frame draw:name="Shape 214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CPLD in FPGA proizvajalci</text:span></text:p>
          </draw:text-box>
        </draw:frame>
        <draw:frame draw:name="Shape 215" presentation:style-name="pr5" draw:text-style-name="P9" draw:layer="layout" svg:width="26.607cm" svg:height="16.579cm" svg:x="0.847cm" svg:y="3.951cm" presentation:class="outline" presentation:user-transformed="true">
          <draw:text-box>
            <text:p text:style-name="P6"><text:span text:style-name="T9"><text:a xlink:href="http://www.altera.com/" xlink:type="simple">Altera</text:a></text:span></text:p>
            <text:list text:style-name="L14">
              <text:list-item>
                <text:p text:style-name="P6"><text:span text:style-name="T5">CPLD, FPGA, HardCopy</text:span></text:p>
              </text:list-item>
              <text:list-item>
                <text:p text:style-name="P6"><text:span text:style-name="T5">SoC (Nios II procesor, ARM, ..., SDK - Eclipse)</text:span></text:p>
              </text:list-item>
              <text:list-item>
                <text:p text:style-name="P6"><text:span text:style-name="T5">DSP, Crypto (bogat nabor IP, Simulink in MATLAB integracija)</text:span></text:p>
              </text:list-item>
            </text:list>
            <text:p text:style-name="P6"><text:span text:style-name="T9"><text:a xlink:href="http://www.xilinx.com/" xlink:type="simple">Xilinx</text:a></text:span></text:p>
            <text:list text:continue-numbering="true" text:style-name="L14">
              <text:list-item>
                <text:p text:style-name="P6"><text:span text:style-name="T5">CPLD, FPGA</text:span></text:p>
              </text:list-item>
              <text:list-item>
                <text:p text:style-name="P6"><text:span text:style-name="T5">SoC (MicroBlaze procesor, PowerPC, ..., SDK)</text:span></text:p>
              </text:list-item>
              <text:list-item>
                <text:p text:style-name="P6"><text:span text:style-name="T5">DSP, Crypto (bogat nabor IP, Simulink in MATLAB integracija)</text:span></text:p>
              </text:list-item>
            </text:list>
            <text:p text:style-name="P6"><text:span text:style-name="T9"><text:a xlink:href="http://www.latticesemi.com/" xlink:type="simple">Lattice</text:a></text:span></text:p>
            <text:list text:continue-numbering="true" text:style-name="L14">
              <text:list-item>
                <text:p text:style-name="P6"><text:span text:style-name="T5"> </text:span><text:span text:style-name="T5">CPLD, FPGA (Flash in SRAM)</text:span></text:p>
              </text:list-item>
              <text:list-item>
                <text:p text:style-name="P6"><text:span text:style-name="T5">SoC (LatticeMico32 procesor, ..., SDK)</text:span></text:p>
              </text:list-item>
              <text:list-item>
                <text:p text:style-name="P6"><text:span text:style-name="T5">DSP, Crypto (osnoven nabor IP)</text:span></text:p>
              </text:list-item>
            </text:list>
            <text:p text:style-name="P6"><text:span text:style-name="T9"><text:a xlink:href="http://www.actel.com/" xlink:type="simple">Actel</text:a></text:span></text:p>
            <text:list text:continue-numbering="true" text:style-name="L14">
              <text:list-item>
                <text:p text:style-name="P6"><text:span text:style-name="T5">FPGA (mixed signal)</text:span></text:p>
              </text:list-item>
              <text:list-item>
                <text:p text:style-name="P6"><text:span text:style-name="T5">SoC (ARM, 8051, ...)</text:span></text:p>
              </text:list-item>
              <text:list-item>
                <text:p text:style-name="P6"><text:span text:style-name="T5">DSP, Crypto (osnoven nabor IP)</text:span></text:p>
              </text:list-item>
            </text:list>
          </draw:text-box>
        </draw:frame>
        <presentation:notes draw:style-name="dp2">
          <draw:page-thumbnail draw:name="Shape 211" draw:style-name="gr2" draw:layer="layout" svg:width="14.111cm" svg:height="10.582cm" svg:x="3.528cm" svg:y="2.117cm" draw:page-number="12" presentation:class="page"/>
          <draw:frame draw:name="Shape 212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odjetja v Sloveniji" draw:style-name="dp1" draw:master-page-name="TITLE_5f_AND_5f_BODY" presentation:presentation-page-layout-name="AL2T1">
        <draw:frame draw:name="Shape 220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Podjetja v Sloveniji</text:span></text:p>
          </draw:text-box>
        </draw:frame>
        <draw:frame draw:name="Shape 221" presentation:style-name="pr5" draw:text-style-name="P9" draw:layer="layout" svg:width="26.661cm" svg:height="16.265cm" svg:x="0.847cm" svg:y="4.516cm" presentation:class="outline" presentation:user-transformed="true">
          <draw:text-box>
            <text:p text:style-name="P6"><text:span text:style-name="T9"><text:a xlink:href="http://www.aptina.com" xlink:type="simple">Aptina Adria</text:a></text:span><text:span text:style-name="T3"> (</text:span><text:span text:style-name="T9"><text:a xlink:href="http://insilica.si" xlink:type="simple">inSilica</text:a></text:span><text:span text:style-name="T3">)</text:span></text:p>
            <text:list text:style-name="L14">
              <text:list-item>
                <text:p text:style-name="P6"><text:span text:style-name="T5">ASIC (FPGA), Verilog</text:span></text:p>
              </text:list-item>
              <text:list-item>
                <text:p text:style-name="P6"><text:span text:style-name="T5">DSP slika in video</text:span></text:p>
              </text:list-item>
              <text:list-item>
                <text:p text:style-name="P6"><text:span text:style-name="T5">SOC</text:span></text:p>
              </text:list-item>
            </text:list>
            <text:p text:style-name="P6"><text:span text:style-name="T9"><text:a xlink:href="http://www.beyondsemi.com" xlink:type="simple">Beyond Semiconductor</text:a></text:span></text:p>
            <text:list text:continue-numbering="true" text:style-name="L14">
              <text:list-item>
                <text:p text:style-name="P6"><text:span text:style-name="T5">FPGA (ASIC), Verilog</text:span></text:p>
              </text:list-item>
              <text:list-item>
                <text:p text:style-name="P6"><text:span text:style-name="T5">SoC (BA22 procesor, periferija)</text:span></text:p>
              </text:list-item>
            </text:list>
            <text:p text:style-name="P6"><text:span text:style-name="T9"><text:a xlink:href="http://www.i-tech.si/" xlink:type="simple">Instrumentation Technologies</text:a></text:span></text:p>
            <text:list text:continue-numbering="true" text:style-name="L14">
              <text:list-item>
                <text:p text:style-name="P6"><text:span text:style-name="T5">FPGA, Verilog (VHDL?)</text:span></text:p>
              </text:list-item>
              <text:list-item>
                <text:p text:style-name="P6"><text:span text:style-name="T5">DSP radiofrekvenčni</text:span></text:p>
              </text:list-item>
              <text:list-item>
                <text:p text:style-name="P6"><text:span text:style-name="T5">sinhronizacija, odziv v realnem času</text:span></text:p>
              </text:list-item>
            </text:list>
            <text:p text:style-name="P6"><text:span text:style-name="T9"><text:a xlink:href="http://www.iskrasistemi.si" xlink:type="simple">Iskra Sistemi</text:a></text:span></text:p>
            <text:list text:continue-numbering="true" text:style-name="L14">
              <text:list-item>
                <text:p text:style-name="P6"><text:span text:style-name="T5">FPGA, VHDL, GUI orodja</text:span></text:p>
              </text:list-item>
              <text:list-item>
                <text:p text:style-name="P6"><text:span text:style-name="T5">SoC</text:span></text:p>
              </text:list-item>
              <text:list-item>
                <text:p text:style-name="P6"><text:span text:style-name="T5">DSP avdio in radiofrekvenčni</text:span></text:p>
              </text:list-item>
            </text:list>
          </draw:text-box>
        </draw:frame>
        <presentation:notes draw:style-name="dp2">
          <draw:page-thumbnail draw:name="Shape 217" draw:style-name="gr2" draw:layer="layout" svg:width="14.111cm" svg:height="10.582cm" svg:x="3.528cm" svg:y="2.117cm" draw:page-number="13" presentation:class="page"/>
          <draw:frame draw:name="Shape 218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PGA delavnica" draw:style-name="dp1" draw:master-page-name="TITLE_5f_AND_5f_BODY" presentation:presentation-page-layout-name="AL2T1">
        <draw:frame draw:name="Shape 226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FPGA delavnica</text:span></text:p>
          </draw:text-box>
        </draw:frame>
        <draw:frame draw:name="Shape 227" presentation:style-name="pr5" draw:text-style-name="P9" draw:layer="layout" svg:width="26.667cm" svg:height="17.053cm" svg:x="0.648cm" svg:y="3.238cm" presentation:class="outline" presentation:user-transformed="true">
          <draw:text-box>
            <text:list text:style-name="L11">
              <text:list-item>
                <text:p text:style-name="P8"><text:span text:style-name="T3">Verilog osnove</text:span></text:p>
              </text:list-item>
            </text:list>
            <text:list text:style-name="L16">
              <text:list-item>
                <text:list>
                  <text:list-item>
                    <text:p text:style-name="P8"><text:span text:style-name="T5">opis števca v jeziku Verilog</text:span></text:p>
                  </text:list-item>
                  <text:list-item>
                    <text:p text:style-name="P8"><text:span text:style-name="T5">simulacija števca in opazovanje časovnih signalov</text:span></text:p>
                  </text:list-item>
                  <text:list-item>
                    <text:p text:style-name="P8"><text:span text:style-name="T5">implementacija v FPGA, utripanje LED</text:span></text:p>
                  </text:list-item>
                </text:list>
              </text:list-item>
              <text:list-item>
                <text:p text:style-name="P8"><text:span text:style-name="T3">Verilog za implementacijo v FPGA</text:span></text:p>
                <text:list>
                  <text:list-item>
                    <text:p text:style-name="P8"><text:span text:style-name="T5">pisanje prevedljive kode (RTL)</text:span></text:p>
                  </text:list-item>
                  <text:list-item>
                    <text:p text:style-name="P8"><text:span text:style-name="T5">pisanje ekonomične kode (analiza porabe logike v FPGA)</text:span></text:p>
                  </text:list-item>
                  <text:list-item>
                    <text:p text:style-name="P8"><text:span text:style-name="T5">pisanje testne kode (za potrebe simulacij)</text:span></text:p>
                  </text:list-item>
                </text:list>
              </text:list-item>
              <text:list-item>
                <text:p text:style-name="P8"><text:span text:style-name="T3">nekaj skoraj uporabnega (štoparica, UART)</text:span></text:p>
                <text:list>
                  <text:list-item>
                    <text:p text:style-name="P8"><text:span text:style-name="T5">oddajni del asinhronega komunikacijskega vmesnika</text:span></text:p>
                  </text:list-item>
                </text:list>
              </text:list-item>
              <text:list-item>
                <text:p text:style-name="P8"><text:span text:style-name="T3">SoC</text:span></text:p>
                <text:list>
                  <text:list-item>
                    <text:p text:style-name="P8"><text:span text:style-name="T5">Altera SOPC builder, Avalon procesorsko vodilo</text:span></text:p>
                  </text:list-item>
                  <text:list-item>
                    <text:p text:style-name="P8"><text:span text:style-name="T5">priključitev štoparice na Avalon, C koda, prekinitve</text:span></text:p>
                  </text:list-item>
                </text:list>
              </text:list-item>
              <text:list-item>
                <text:p text:style-name="P8"><text:span text:style-name="T3">DSP (audio področje)</text:span></text:p>
              </text:list-item>
            </text:list>
            <text:p text:style-name="P6"><text:span text:style-name="T3"/></text:p>
            <text:list text:style-name="L6">
              <text:list-item>
                <text:p text:style-name="P6"><text:span text:style-name="T3">razhroščevanje, domače naloge, ...</text:span></text:p>
              </text:list-item>
            </text:list>
          </draw:text-box>
        </draw:frame>
        <presentation:notes draw:style-name="dp2">
          <draw:page-thumbnail draw:name="Shape 223" draw:style-name="gr2" draw:layer="layout" svg:width="14.111cm" svg:height="10.582cm" svg:x="3.528cm" svg:y="2.117cm" draw:page-number="14" presentation:class="page"/>
          <draw:frame draw:name="Shape 224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aključek" draw:style-name="dp1" draw:master-page-name="TITLE_5f_AND_5f_BODY" presentation:presentation-page-layout-name="AL2T1">
        <draw:frame draw:name="Shape 232" presentation:style-name="pr4" draw:text-style-name="P7" draw:layer="layout" svg:width="26.74cm" svg:height="2.751cm" svg:x="0.847cm" svg:y="0.847cm" presentation:class="title" presentation:user-transformed="true">
          <draw:text-box>
            <text:p text:style-name="P6"><text:span text:style-name="T4">Zaključek</text:span></text:p>
          </draw:text-box>
        </draw:frame>
        <draw:frame draw:name="Shape 233" presentation:style-name="pr5" draw:text-style-name="P9" draw:layer="layout" svg:width="26.74cm" svg:height="15.451cm" svg:x="0.847cm" svg:y="5.08cm" presentation:class="outline" presentation:user-transformed="true">
          <draw:text-box>
            <text:p text:style-name="P6"><text:span text:style-name="T3">iztok.jeras@gmail.com</text:span></text:p>
            <text:p text:style-name="P6"><text:span text:style-name="T3"/></text:p>
            <text:p text:style-name="P6"><text:span text:style-name="T3">hekovnik.si</text:span></text:p>
            <text:p text:style-name="P6"><text:span text:style-name="T3"/></text:p>
            <text:p text:style-name="P6"><text:span text:style-name="T3">Seznam podjetij?</text:span></text:p>
            <text:p text:style-name="P6"><text:span text:style-name="T3"/></text:p>
            <text:p text:style-name="P6"><text:span text:style-name="T3">Udeležba FE in FRI?</text:span></text:p>
          </draw:text-box>
        </draw:frame>
        <presentation:notes draw:style-name="dp2">
          <draw:page-thumbnail draw:name="Shape 229" draw:style-name="gr2" draw:layer="layout" svg:width="14.111cm" svg:height="10.582cm" svg:x="3.528cm" svg:y="2.117cm" draw:page-number="15" presentation:class="page"/>
          <draw:frame draw:name="Shape 230" presentation:style-name="pr6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11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11cm"/>
    </style:style>
    <style:style style:name="Mpr7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3.534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411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1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.700000762939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Shape 8" presentation:style-name="Mpr1" draw:text-style-name="MP5" draw:layer="backgroundobjects" svg:width="23.141cm" svg:height="3.386cm" svg:x="2.54cm" svg:y="8.467cm" presentation:class="title" presentation:user-transformed="true">
        <draw:text-box>
          <text:p/>
        </draw:text-box>
      </draw:frame>
      <draw:frame presentation:style-name="TITLE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1" presentation:style-name="Mpr4" draw:text-style-name="MP6" draw:layer="backgroundobjects" svg:width="26.528cm" svg:height="2.539cm" svg:x="0.847cm" svg:y="0.847cm" presentation:class="title" presentation:user-transformed="true">
        <draw:text-box>
          <text:p/>
        </draw:text-box>
      </draw:frame>
      <draw:frame draw:name="Shape 12" presentation:style-name="TITLE_5f_AND_5f_BODY-outline1" draw:layer="backgroundobjects" svg:width="26.528cm" svg:height="15.239cm" svg:x="0.847cm" svg:y="5.0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4.109cm" svg:height="10.582cm" svg:x="3.528cm" svg:y="2.144cm" presentation:class="page"/>
        <draw:frame presentation:style-name="TITLE_5f_AND_5f_BODY-notes" draw:layer="backgroundobjects" svg:width="16.932cm" svg:height="12.698cm" svg:x="2.116cm" svg:y="13.405cm" presentation:class="notes" presentation:placeholder="true">
          <draw:text-box/>
        </draw:frame>
        <draw:frame presentation:style-name="Mpr5" draw:text-style-name="MP2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85cm" svg:height="1.41cm" svg:x="11.981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85cm" svg:height="1.41cm" svg:x="11.981cm" svg:y="26.811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Shape 14" presentation:style-name="Mpr7" draw:text-style-name="MP6" draw:layer="backgroundobjects" svg:width="26.528cm" svg:height="2.539cm" svg:x="0.847cm" svg:y="0.847cm" presentation:class="title" presentation:user-transformed="true">
        <draw:text-box>
          <text:p/>
        </draw:text-box>
      </draw:frame>
      <draw:frame draw:name="Shape 15" presentation:style-name="TITLE_5f_AND_5f_TWO_5f_COLUMNS-outline1" draw:layer="backgroundobjects" svg:width="12.417cm" svg:height="15.239cm" svg:x="0.847cm" svg:y="5.08cm" presentation:class="outline" presentation:placeholder="true" presentation:user-transformed="true">
        <draw:text-box/>
      </draw:frame>
      <draw:frame draw:name="Shape 16" presentation:style-name="TITLE_5f_AND_5f_TWO_5f_COLUMNS-outline1" draw:layer="backgroundobjects" svg:width="12.417cm" svg:height="15.239cm" svg:x="14.958cm" svg:y="5.08cm" presentation:class="outline" presentation:placeholder="true" presentation:user-transformed="true">
        <draw:text-box/>
      </draw:frame>
      <presentation:notes style:page-layout-name="PM2">
        <draw:page-thumbnail presentation:style-name="TITLE_5f_AND_5f_TWO_5f_COLUMNS-title" draw:layer="backgroundobjects" svg:width="14.109cm" svg:height="10.582cm" svg:x="3.528cm" svg:y="2.144cm" presentation:class="page"/>
        <draw:frame presentation:style-name="TITLE_5f_AND_5f_TWO_5f_COLUMNS-notes" draw:layer="backgroundobjects" svg:width="16.932cm" svg:height="12.698cm" svg:x="2.116cm" svg:y="13.405cm" presentation:class="notes" presentation:placeholder="true">
          <draw:text-box/>
        </draw:frame>
        <draw:frame presentation:style-name="Mpr8" draw:text-style-name="MP2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85cm" svg:height="1.41cm" svg:x="11.981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85cm" svg:height="1.41cm" svg:x="11.981cm" svg:y="26.811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0"/>
    <meta:generator>LibreOfficeDev/5.1.0.3$Linux_X86_64 LibreOffice_project/</meta:generator>
  </office:meta>
</office:document-meta>
</file>